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Standard">
      <loext:graphic-properties draw:fill="solid" draw:fill-color="#0099ff" draw:opacity="100%"/>
      <style:paragraph-properties fo:background-color="#0099ff" style:snap-to-layout-grid="false">
        <style:tab-stops>
          <style:tab-stop style:position="2.032cm"/>
        </style:tab-stops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/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ackground-color="#0099ff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7" style:family="paragraph" style:parent-style-name="Standard">
      <style:paragraph-properties fo:margin-left="0cm" fo:margin-right="0.023cm" fo:line-height="150%" fo:text-indent="0cm" style:auto-text-indent="false" fo:break-before="page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reak-before="page" fo:background-color="#0099ff" style:snap-to-layout-grid="false"/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'None',3.0,3.0,'cm'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order_id.street or ''&gt;</text:placeholder></text:p>
            <text:p text:style-name="P53"><text:span text:style-name="T4"><text:placeholder text:placeholder-type="text">&lt;o.partner_order_id.zip or ''&gt;</text:placeholder></text:span><text:span text:style-name="T4"> <text:s/></text:span><text:span text:style-name="T4"><text:placeholder text:placeholder-type="text">&lt;o.partner_order_id.city or ''&gt;</text:placeholder></text:span><text:span text:style-name="T4"> </text:span><text:span text:style-name="T4"><text:placeholder text:placeholder-type="text">&lt;o.partner_order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8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product_image"&gt;</text:placeholder></text:p>
            <text:p text:style-name="P60"><draw:frame draw:style-name="fr2" draw:name="image: asimage(line.product_id.product_image,'None',6.00,,'cm')" text:anchor-type="char" svg:y="0.079cm" draw:z-index="0"><draw:text-box fo:min-height="6.01cm" fo:min-width="6.001cm"><text:p text:style-name="P29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1"><text:placeholder text:placeholder-type="text">&lt;line.notes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5"/>
      <text:p text:style-name="P57"/>
      <text:p text:style-name="P56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30">Padova, li <text:date style:data-style-name="N37" text:date-value="2016-02-18T15:34:19.441523859">18/02/16</text:date></text:p>
      <text:p text:style-name="P30"/>
      <text:p text:style-name="P30"/>
      <text:p text:style-name="P30"><text:span text:style-name="T9"><text:s text:c="2"/></text:span>Il Fornitore<text:tab/><text:tab/><text:tab/><text:tab/><text:tab/><text:tab/><text:tab/><text:tab/>Il cliente</text:p>
      <text:p text:style-name="P30"><text:tab/><text:tab/><text:tab/><text:tab/><text:tab/><text:tab/><text:tab/><text:tab/><text:tab/>Timbro e firma per accettazione</text:p>
      <text:p text:style-name="P66"><text:placeholder text:placeholder-type="text">&lt;o.company_id.partner_id.name or ''&gt;</text:placeholder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6-02-18T15:34:18.975465078</dc:date>
    <meta:print-date>2010-04-13T14:27:00</meta:print-date>
    <meta:editing-cycles>100</meta:editing-cycles>
    <meta:editing-duration>PT3H52M11S</meta:editing-duration>
    <meta:generator>LibreOffice/4.4.3.2$Linux_x86 LibreOffice_project/88805f81e9fe61362df02b9941de8e38a9b5fd16</meta:gener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